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onvertor.EnumConverto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Convertor.convertFromString( String value , Locale locale ,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um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Convertor.convertToString( Object value , Locale locale , FormatCache forma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